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1" svg:font-family="'Noto Sans CJK SC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等线 Light" svg:font-family="'等线 Ligh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等线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表格2" style:family="table">
      <style:table-properties style:width="14.633cm" fo:margin-left="0.009cm" fo:margin-top="0cm" fo:margin-bottom="0cm" table:align="left" style:writing-mode="lr-tb"/>
    </style:style>
    <style:style style:name="表格2.A" style:family="table-column">
      <style:table-column-properties style:column-width="1.799cm"/>
    </style:style>
    <style:style style:name="表格2.B" style:family="table-column">
      <style:table-column-properties style:column-width="3.646cm"/>
    </style:style>
    <style:style style:name="表格2.C" style:family="table-column">
      <style:table-column-properties style:column-width="9.188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4.633cm" fo:margin-left="0.009cm" fo:margin-top="0cm" fo:margin-bottom="0cm" table:align="left" style:writing-mode="lr-tb"/>
    </style:style>
    <style:style style:name="表格3.A" style:family="table-column">
      <style:table-column-properties style:column-width="1.799cm"/>
    </style:style>
    <style:style style:name="表格3.B" style:family="table-column">
      <style:table-column-properties style:column-width="3.646cm"/>
    </style:style>
    <style:style style:name="表格3.C" style:family="table-column">
      <style:table-column-properties style:column-width="9.188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line-height="100%"/>
      <style:text-properties style:font-name="Consolas" fo:font-size="15pt" officeooo:paragraph-rsid="0005e3f4" style:font-size-asian="15pt" style:font-size-complex="15pt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Consolas" fo:font-size="18pt" officeooo:paragraph-rsid="0005e3f4" style:font-name-asian="DejaVu Sans" style:font-size-asian="18pt" style:font-size-complex="10.5pt"/>
    </style:style>
    <style:style style:name="P3" style:family="paragraph" style:parent-style-name="Standard">
      <style:paragraph-properties fo:line-height="100%"/>
      <style:text-properties style:font-name="Consolas" officeooo:paragraph-rsid="0005e3f4"/>
    </style:style>
    <style:style style:name="P4" style:family="paragraph" style:parent-style-name="Standard">
      <style:paragraph-properties fo:line-height="100%"/>
      <style:text-properties style:font-name="Consolas" officeooo:paragraph-rsid="0005e3f4" style:font-size-complex="10.5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Consolas" officeooo:paragraph-rsid="0005e3f4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DejaVu Sans" officeooo:paragraph-rsid="0005e3f4" style:font-name-asian="DejaVu Sans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26pt" officeooo:paragraph-rsid="0005e3f4" style:font-name-asian="DejaVu Sans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8pt" officeooo:paragraph-rsid="0005e3f4" style:font-name-asian="DejaVu Sans" style:font-size-asian="18pt" style:font-size-complex="18pt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DejaVu Sans" fo:font-size="18pt" officeooo:paragraph-rsid="0005e3f4" style:font-name-asian="DejaVu Sans" style:font-size-asian="18pt" style:font-size-complex="18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DejaVu Sans" officeooo:paragraph-rsid="0005e3f4" style:font-name-asian="DejaVu Sans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Consolas" fo:font-size="10.5pt" fo:language="en" fo:country="US" officeooo:paragraph-rsid="0005e3f4" style:letter-kerning="true" style:font-name-asian="等线" style:font-size-asian="10.5pt" style:language-asian="zh" style:country-asian="CN" style:font-size-complex="10.5pt" style:language-complex="ar" style:country-complex="SA"/>
    </style:style>
    <style:style style:name="T1" style:family="text">
      <style:text-properties officeooo:rsid="0005e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HGA101图形加速器<text:span text:style-name="T1">RTL</text:span>手册</text:p>
      <text:p text:style-name="P8"/>
      <text:p text:style-name="P8">V0.3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V/AT项目组</text:p>
      <text:p text:style-name="P8">2020-10-25</text:p>
      <text:h text:style-name="P1" text:outline-level="2"><text:soft-page-break/>HGA101架构简述</text:h>
      <text:p text:style-name="P3">HGA101是一个<text:span text:style-name="T1">4</text:span>级流水线的单发射顺序处理器。</text:p>
      <text:p text:style-name="P3">SIMD部分具有32个128位GPR(本文简记为SPR，指令中助记符为SS/SD)，可同时执行4个半精度数据运算。</text:p>
      <text:p text:style-name="P3">FPU部分遵守RISC-V F指令集标准，具32个32位浮点数寄存器。</text:p>
      <text:p text:style-name="P4">GF24 24位精度图形浮点数</text:p>
      <text:p text:style-name="P4">GF24是一种为FPGA应用地位宽乘法器场景专门设计的中等精度浮点数格式，不兼容IEEE 754标准</text:p>
      <text:p text:style-name="P4">其数据格式为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1">23</text:p>
          </table:table-cell>
          <table:table-cell table:style-name="表格2.A1" office:value-type="string">
            <text:p text:style-name="P11">[22:16]</text:p>
          </table:table-cell>
          <table:table-cell table:style-name="表格2.A1" office:value-type="string">
            <text:p text:style-name="P11">[15:0]</text:p>
          </table:table-cell>
        </table:table-row>
        <table:table-row table:style-name="表格2.1">
          <table:table-cell table:style-name="表格2.A1" office:value-type="string">
            <text:p text:style-name="P11">Symbol</text:p>
          </table:table-cell>
          <table:table-cell table:style-name="表格2.A1" office:value-type="string">
            <text:p text:style-name="P11">Radix</text:p>
          </table:table-cell>
          <table:table-cell table:style-name="表格2.A1" office:value-type="string">
            <text:p text:style-name="P11">Significand</text:p>
          </table:table-cell>
        </table:table-row>
      </table:table>
      <text:p text:style-name="P5">Half 半精度浮点数格式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11">15</text:p>
          </table:table-cell>
          <table:table-cell table:style-name="表格3.A1" office:value-type="string">
            <text:p text:style-name="P11">[14:10]</text:p>
          </table:table-cell>
          <table:table-cell table:style-name="表格3.A1" office:value-type="string">
            <text:p text:style-name="P11">[9:0]</text:p>
          </table:table-cell>
        </table:table-row>
        <table:table-row table:style-name="表格3.1">
          <table:table-cell table:style-name="表格3.A1" office:value-type="string">
            <text:p text:style-name="P11">Symbol</text:p>
          </table:table-cell>
          <table:table-cell table:style-name="表格3.A1" office:value-type="string">
            <text:p text:style-name="P11">Radix</text:p>
          </table:table-cell>
          <table:table-cell table:style-name="表格3.A1" office:value-type="string">
            <text:p text:style-name="P11">Significand</text:p>
          </table:table-cell>
        </table:table-row>
      </table:table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SC1" svg:font-family="'Noto Sans CJK SC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等线 Light" svg:font-family="'等线 Ligh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等线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style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1T16:36:28.115916403</meta:creation-date>
    <dc:date>2020-12-21T16:40:32.725669334</dc:date>
    <meta:editing-duration>PT4M5S</meta:editing-duration>
    <meta:editing-cycles>1</meta:editing-cycles>
    <meta:document-statistic meta:table-count="2" meta:image-count="0" meta:object-count="0" meta:page-count="2" meta:paragraph-count="24" meta:word-count="180" meta:character-count="321" meta:non-whitespace-character-count="317"/>
    <meta:generator>LibreOffice/7.0.3.1$Linux_X86_64 LibreOffice_project/00$Build-1</meta:generator>
  </office:meta>
</office:document-meta>
</file>